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Heading_20_2">
      <style:paragraph-properties fo:text-align="center" style:justify-single-word="false"/>
      <style:text-properties fo:font-style="normal" style:font-style-asian="normal" style:font-style-complex="normal"/>
    </style:style>
    <style:style style:name="P5" style:family="paragraph" style:parent-style-name="Heading_20_1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周易哲學</text:h>
      <text:h text:style-name="P4" text:outline-level="2">作業四</text:h>
      <text:p text:style-name="Standard"/>
      <text:p text:style-name="P1">R01922024</text:p>
      <text:p text:style-name="P1">資訊工程學系　碩士班一年級　李卿澄</text:p>
      <text:p text:style-name="P1"/>
      <text:p text:style-name="P2">同人</text:p>
      <text:p text:style-name="P2"/>
      <text:p text:style-name="P2">同人于野，亨。利涉大川，利君子貞。</text:p>
      <text:p text:style-name="P2"/>
      <text:p text:style-name="P2">同人卦初見是一個大家有志一同、上下一心、齊心協力的卦象，且卦詞說利涉大川、利君子貞，表面上看起來挺好的，不過細看爻辭才發現其實真正同心協力的是六二與九五，而九三、九四則是心懷不軌，感覺一沒弄好整個就會翻掉。反而真真正正齊心協力的反而是大有卦。</text:p>
      <text:p text:style-name="P2"/>
      <text:p text:style-name="P2">雖然整個卦的故事看完結果是好的，不過還是覺得九三、九四是有一定的實力，要說因為六二與九五的合作關係最終穩定住了整個大局，感覺恐怕不是如此容易－－就爻辭來看，想像九三握有地方軍權而九四已在皇城之內，且皆與九五不同心，此二者同心的話說不定就能推翻九五，歷史上也有不少京城要員引外地部隊進京政變的故事。</text:p>
      <text:p text:style-name="P2"/>
      <text:p text:style-name="P2">六二與九五兩者相應，第二爻是陰爻，第五爻是陽爻，從爻位來看感覺結果不錯，二、五相互支援、陰陽互補，或許就是這兩者能互相合作，同心度過難關的力量吧。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 PL UMing TW" svg:font-family="'AR PL UMing TW'" style:font-family-generic="roman" style:font-pitch="variable"/>
    <style:font-face style:name="文泉驛微米黑" svg:font-family="文泉驛微米黑" style:font-family-generic="swiss" style:font-pitch="variable"/>
    <style:font-face style:name="Lohit Hindi" svg:font-family="'Lohit Hind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 PL UMing TW" fo:font-size="12pt" fo:language="en" fo:country="US" style:letter-kerning="true" style:font-name-asian="文泉驛微米黑1" style:font-size-asian="10.5pt" style:language-asian="zh" style:country-asian="TW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文泉驛微米黑" fo:font-size="14pt" style:font-name-asian="文泉驛微米黑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ing-Cheng Li</meta:initial-creator>
    <meta:creation-date>2012-10-10T17:23:59</meta:creation-date>
    <dc:date>2012-11-07T16:27:24</dc:date>
    <meta:editing-duration>PT1H35M45S</meta:editing-duration>
    <meta:editing-cycles>11</meta:editing-cycles>
    <meta:generator>LibreOffice/3.5$Linux_X86_64 LibreOffice_project/350m1$Build-2</meta:generator>
    <meta:document-statistic meta:table-count="0" meta:image-count="0" meta:object-count="0" meta:page-count="1" meta:paragraph-count="9" meta:word-count="213" meta:character-count="394" meta:non-whitespace-character-count="392"/>
  </office:meta>
</office:document-meta>
</file>